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armonia Sans W01" svg:font-family="'Harmonia Sans W01', sans-serif"/>
    <style:font-face style:name="Menlo" svg:font-family="Menlo, Monac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a047" officeooo:paragraph-rsid="0019a047"/>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Harmonia Sans W01"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style:paragraph-properties fo:margin-top="0cm" fo:margin-bottom="0.247cm" loext:contextual-spacing="false" fo:orphans="2" fo:widows="2" fo:padding="0cm" fo:border="none"/>
    </style:style>
    <style:style style:name="P5" style:family="paragraph" style:parent-style-name="Text_20_body" style:list-style-name="L3">
      <style:paragraph-properties fo:margin-top="0cm" fo:margin-bottom="0.247cm" loext:contextual-spacing="false" fo:orphans="2" fo:widows="2" fo:padding="0cm" fo:border="none"/>
    </style:style>
    <style:style style:name="P6" style:family="paragraph" style:parent-style-name="Text_20_body" style:list-style-name="L3">
      <style:paragraph-properties fo:margin-top="0cm" fo:margin-bottom="0.247cm" loext:contextual-spacing="false" fo:orphans="2" fo:widows="2" fo:padding="0cm" fo:border="none"/>
      <style:text-properties officeooo:paragraph-rsid="001ae62c"/>
    </style:style>
    <style:style style:name="P7" style:family="paragraph" style:parent-style-name="Text_20_body">
      <style:paragraph-properties fo:margin-top="0cm" fo:margin-bottom="0.247cm" loext:contextual-spacing="false" fo:orphans="2" fo:widows="2" fo:padding="0cm" fo:border="none"/>
      <style:text-properties officeooo:rsid="001ae62c" officeooo:paragraph-rsid="001ae62c"/>
    </style:style>
    <style:style style:name="P8" style:family="paragraph" style:parent-style-name="Title">
      <style:paragraph-properties fo:break-before="page"/>
    </style:style>
    <style:style style:name="P9" style:family="paragraph" style:parent-style-name="Heading_20_2">
      <style:text-properties fo:font-variant="normal" fo:text-transform="none" fo:color="#333333" style:font-name="Harmonia Sans W01" fo:font-size="18pt" fo:letter-spacing="normal" fo:font-style="normal" fo:font-weight="normal" officeooo:rsid="0019a047" officeooo:paragraph-rsid="0019a047"/>
    </style:style>
    <style:style style:name="T1" style:family="text">
      <style:text-properties fo:font-variant="normal" fo:text-transform="none" fo:color="#333333" style:font-name="Harmonia Sans W01" fo:font-size="12pt" fo:letter-spacing="normal" fo:font-style="normal" fo:font-weight="bold"/>
    </style:style>
    <style:style style:name="T2" style:family="text">
      <style:text-properties fo:font-variant="normal" fo:text-transform="none" fo:color="#333333" style:font-name="Harmonia Sans W01" fo:font-size="12pt" fo:letter-spacing="normal" fo:font-style="normal" fo:font-weight="normal"/>
    </style:style>
    <style:style style:name="T3"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4" style:family="text">
      <style:text-properties officeooo:rsid="001ae62c"/>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AI</text:p>
      <text:p text:style-name="Text_20_body"/>
      <text:p text:style-name="Text_20_body"/>
      <text:p text:style-name="P1"><text:a xlink:type="simple" xlink:href="https://gym.openai.com/docs/" text:style-name="Internet_20_link" text:visited-style-name="Visited_20_Internet_20_Link">https://gym.openai.com/docs/</text:a></text:p>
      <text:p text:style-name="P1"/>
      <text:h text:style-name="P9" text:outline-level="2">Observations</text:h>
      <text:p text:style-name="P2">If we ever want to do better than take random actions at each step, it'd probably be good to actually know what our actions are doing to the environment.</text:p>
      <text:p text:style-name="P3"><text:span text:style-name="T2">The environment's </text:span><text:span text:style-name="Source_20_Text"><text:span text:style-name="T3">step</text:span></text:span><text:span text:style-name="T2"> function returns exactly what we need. In fact, </text:span><text:span text:style-name="Source_20_Text"><text:span text:style-name="T3">step</text:span></text:span><text:span text:style-name="T2"> returns four values. These are:</text:span></text:p>
      <text:list xml:id="list8844398454646078622" text:style-name="L3">
        <text:list-item>
          <text:p text:style-name="P5"><text:span text:style-name="Source_20_Text"><text:span text:style-name="T3">observation</text:span></text:span><text:span text:style-name="T2"> (</text:span><text:span text:style-name="T1">object</text:span><text:span text:style-name="T2">): an environment-specific object representing your observation of the environment. For example, pixel data from a camera, joint angles and joint velocities of a robot, or the board state in a board game.</text:span></text:p>
        </text:list-item>
        <text:list-item>
          <text:p text:style-name="P6"><text:span text:style-name="Source_20_Text"><text:span text:style-name="T3">reward</text:span></text:span><text:span text:style-name="T2"> (</text:span><text:span text:style-name="T1">float</text:span><text:span text:style-name="T2">): amount of reward achieved by the previous action. The scale varies between environments, but the goal is always to increase your total reward.</text:span></text:p>
        </text:list-item>
        <text:list-item>
          <text:p text:style-name="P5"><text:span text:style-name="Source_20_Text"><text:span text:style-name="T3">done</text:span></text:span><text:span text:style-name="T2"> (</text:span><text:span text:style-name="T1">boolean</text:span><text:span text:style-name="T2">): whether it's time to </text:span><text:span text:style-name="Source_20_Text"><text:span text:style-name="T3">reset</text:span></text:span><text:span text:style-name="T2"> the environment again. Most (but not all) tasks are divided up into well-defined episodes, and </text:span><text:span text:style-name="Source_20_Text"><text:span text:style-name="T3">done</text:span></text:span><text:span text:style-name="T2"> being </text:span><text:span text:style-name="Source_20_Text"><text:span text:style-name="T3">True</text:span></text:span><text:span text:style-name="T2"> indicates the episode has terminated. (For example, perhaps the pole tipped too far, or you lost your last life.)</text:span></text:p>
        </text:list-item>
        <text:list-item>
          <text:p text:style-name="P5"><text:span text:style-name="Source_20_Text"><text:span text:style-name="T3">info</text:span></text:span><text:span text:style-name="T2"> (</text:span><text:span text:style-name="T1">dict</text:span><text:span text:style-name="T2">): diagnostic information useful for debugging. It can sometimes be useful for learning (for example, it might contain the raw probabilities behind the environment's last state change). However, official evaluations of your agent are not allowed to use this for learning.</text:span></text:p>
        </text:list-item>
      </text:list>
      <text:p text:style-name="P4"><text:span text:style-name="T2"/></text:p>
      <text:p text:style-name="P4"/>
      <text:p text:style-name="P8">Deep Q Learning Exam<text:span text:style-name="T4">p</text:span>le</text:p>
      <text:p text:style-name="Text_20_body"/>
      <text:p text:style-name="Text_20_body"/>
      <text:p text:style-name="P7"><text:span text:style-name="T2">https://keon.io/deep-q-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armonia Sans W01" svg:font-family="'Harmonia Sans W01', sans-serif"/>
    <style:font-face style:name="Menlo" svg:font-family="Menlo, Monaco, Consolas, 'Courier New',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6:32:51.957013845</meta:creation-date>
    <dc:date>2017-11-06T19:12:55.020040841</dc:date>
    <meta:editing-duration>PT46M10S</meta:editing-duration>
    <meta:editing-cycles>2</meta:editing-cycles>
    <meta:generator>LibreOffice/5.1.6.2$Linux_X86_64 LibreOffice_project/10m0$Build-2</meta:generator>
    <meta:document-statistic meta:table-count="0" meta:image-count="0" meta:object-count="0" meta:page-count="2" meta:paragraph-count="11" meta:word-count="203" meta:character-count="1294" meta:non-whitespace-character-count="1106"/>
  </office:meta>
</office:document-meta>
</file>